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aecf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s1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s7</text:p>
          </table:table-cell>
          <table:table-cell office:value-type="string">
            <text:p>s8</text:p>
          </table:table-cell>
          <table:table-cell office:value-type="string">
            <text:p>s9</text:p>
          </table:table-cell>
          <table:table-cell office:value-type="string">
            <text:p>s10</text:p>
          </table:table-cell>
          <table:table-cell office:value-type="string">
            <text:p>s12</text:p>
          </table:table-cell>
          <table:table-cell office:value-type="string">
            <text:p>s13</text:p>
          </table:table-cell>
          <table:table-cell office:value-type="string">
            <text:p>s14</text:p>
          </table:table-cell>
          <table:table-cell office:value-type="string">
            <text:p>s15</text:p>
          </table:table-cell>
          <table:table-cell office:value-type="string">
            <text:p>s16</text:p>
          </table:table-cell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>
            <text:p>x1noop</text:p>
          </table:table-cell>
          <table:table-cell table:style-name="ce1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0.0113847534426746">
            <text:p>0.0113847534</text:p>
          </table:table-cell>
          <table:table-cell/>
          <table:table-cell table:formula="of:=SUM([.B2:.O2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x3N</text:p>
          </table:table-cell>
          <table:table-cell office:value-type="float" office:value="0">
            <text:p>0</text:p>
          </table:table-cell>
          <table:table-cell table:style-name="ce1" table:formula="of:=1-0.9" office:value-type="float" office:value="0.1">
            <text:p>0.1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:.O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3E</text:p>
          </table:table-cell>
          <table:table-cell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.135569459127926">
            <text:p>0.1355694591</text:p>
          </table:table-cell>
          <table:table-cell/>
          <table:table-cell table:formula="of:=SUM([.B4:.O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3S</text:p>
          </table:table-cell>
          <table:table-cell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5:.O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3W</text:p>
          </table:table-cell>
          <table:table-cell office:value-type="float" office:value="0">
            <text:p>0</text:p>
          </table:table-cell>
          <table:table-cell table:style-name="ce1" table:formula="of:=1-0.9" office:value-type="float" office:value="0.1">
            <text:p>0.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6:.O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4noop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.976100105721069">
            <text:p>0.9761001057</text:p>
          </table:table-cell>
          <table:table-cell/>
          <table:table-cell table:formula="of:=SUM([.B7:.O7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x5N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8:.O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5E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" office:value-type="float" office:value="1">
            <text:p>1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.113847534426746">
            <text:p>0.1138475344</text:p>
          </table:table-cell>
          <table:table-cell/>
          <table:table-cell table:formula="of:=SUM([.B9:.O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5S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0:.O1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5W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1:.O1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6N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2:.O1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6E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2012513215134">
            <text:p>1.2201251322</text:p>
          </table:table-cell>
          <table:table-cell/>
          <table:table-cell table:formula="of:=SUM([.B13:.O1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6S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4:.O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6W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5:.O1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N</text:p>
          </table:table-cell>
          <table:table-cell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1">
            <text:p>-0.1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6:.O1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E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2012513215134">
            <text:p>1.2201251322</text:p>
          </table:table-cell>
          <table:table-cell/>
          <table:table-cell table:formula="of:=SUM([.B17:.O1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S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-0.1">
            <text:p>-0.1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8:.O1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W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9:.O1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N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08455567302341">
            <text:p>1.084555673</text:p>
          </table:table-cell>
          <table:table-cell/>
          <table:table-cell table:formula="of:=SUM([.B20:.O2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E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1:.O2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S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2:.O2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W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3:.O2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N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3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4:.O2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E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8">
            <text:p>-0.8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13847534426747">
            <text:p>1.1384753443</text:p>
          </table:table-cell>
          <table:table-cell/>
          <table:table-cell table:formula="of:=SUM([.B25:.O2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S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6:.O2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W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7:.O2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N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5879323924351">
            <text:p>1.2587932392</text:p>
          </table:table-cell>
          <table:table-cell/>
          <table:table-cell table:formula="of:=SUM([.B28:.O2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E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9:.O2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S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0:.O3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W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1:.O3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N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2:.O3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E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3:.O3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S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4:.O3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W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5:.O3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N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5151408362556">
            <text:p>1.2515140836</text:p>
          </table:table-cell>
          <table:table-cell/>
          <table:table-cell table:formula="of:=SUM([.B36:.O3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E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7:.O3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S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8:.O3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W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9:.O3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N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.125151408362556">
            <text:p>0.1251514084</text:p>
          </table:table-cell>
          <table:table-cell/>
          <table:table-cell table:formula="of:=SUM([.B40:.O4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E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1:.O4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S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2:.O4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W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3:.O4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5noop</text:p>
          </table:table-cell>
          <table:table-cell table:number-columns-repeated="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4">
            <text:p>-7.4</text:p>
          </table:table-cell>
          <table:table-cell office:value-type="float" office:value="0.0125151408362556">
            <text:p>0.0125151408</text:p>
          </table:table-cell>
          <table:table-cell/>
          <table:table-cell table:formula="of:=SUM([.B44:.O44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x16N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5:.O4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6E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9" office:value-type="float" office:value="0.1">
            <text:p>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6:.O4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6S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9" office:value-type="float" office:value="0.1">
            <text:p>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7:.O4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6W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office:value-type="float" office:value="0.9">
            <text:p>0.9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8:.O4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lpha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PRODUCT([.P2:.P48]; [.Q2:.Q48])" office:value-type="float" office:value="8.13703453362371">
            <text:p>8.1370345336</text:p>
          </table:table-cell>
          <table:table-cell table:number-columns-repeated="1007"/>
        </table:table-row>
        <table:table-row table:style-name="ro1">
          <table:table-cell/>
          <table:table-cell table:formula="of:=SUMPRODUCT([.B2:.B48]; [.Q2:.Q48])" office:value-type="float" office:value="0">
            <text:p>0</text:p>
          </table:table-cell>
          <table:table-cell table:formula="of:=SUMPRODUCT([.C2:.C48]; [.Q2:.Q48])" office:value-type="float" office:value="-1.38777878078145E-017">
            <text:p>-1.38777878078145E-017</text:p>
          </table:table-cell>
          <table:table-cell table:formula="of:=SUMPRODUCT([.D2:.D48]; [.Q2:.Q48])" office:value-type="float" office:value="0">
            <text:p>0</text:p>
          </table:table-cell>
          <table:table-cell table:formula="of:=SUMPRODUCT([.E2:.E48]; [.Q2:.Q48])" office:value-type="float" office:value="-1.20736753927986E-015">
            <text:p>-1.20736753927986E-015</text:p>
          </table:table-cell>
          <table:table-cell table:formula="of:=SUMPRODUCT([.F2:.F48]; [.Q2:.Q48])" office:value-type="float" office:value="0">
            <text:p>0</text:p>
          </table:table-cell>
          <table:table-cell table:formula="of:=SUMPRODUCT([.G2:.G48]; [.Q2:.Q48])" office:value-type="float" office:value="1.94289029309402E-016">
            <text:p>1.94289029309402E-016</text:p>
          </table:table-cell>
          <table:table-cell table:formula="of:=SUMPRODUCT([.H2:.H48]; [.Q2:.Q48])" office:value-type="float" office:value="-1.11022302462516E-016">
            <text:p>-1.11022302462516E-016</text:p>
          </table:table-cell>
          <table:table-cell table:formula="of:=SUMPRODUCT([.I2:.I48]; [.Q2:.Q48])" office:value-type="float" office:value="0">
            <text:p>0</text:p>
          </table:table-cell>
          <table:table-cell table:formula="of:=SUMPRODUCT([.J2:.J48]; [.Q2:.Q48])" office:value-type="float" office:value="1.11022302462516E-016">
            <text:p>1.11022302462516E-016</text:p>
          </table:table-cell>
          <table:table-cell table:formula="of:=SUMPRODUCT([.K2:.K48]; [.Q2:.Q48])" office:value-type="float" office:value="0">
            <text:p>0</text:p>
          </table:table-cell>
          <table:table-cell table:formula="of:=SUMPRODUCT([.L2:.L48]; [.Q2:.Q48])" office:value-type="float" office:value="1">
            <text:p>1</text:p>
          </table:table-cell>
          <table:table-cell table:formula="of:=SUMPRODUCT([.M2:.M48]; [.Q2:.Q48])" office:value-type="float" office:value="0">
            <text:p>0</text:p>
          </table:table-cell>
          <table:table-cell table:formula="of:=SUMPRODUCT([.N2:.N48]; [.Q2:.Q48])" office:value-type="float" office:value="0">
            <text:p>0</text:p>
          </table:table-cell>
          <table:table-cell table:formula="of:=SUMPRODUCT([.O2:.O48]; [.Q2:.Q48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formula="of:=TRANSPOSE([.A1:.A50])"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TRANSPOSE([.A1:.Q50])">
            <text:p/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number-columns-repeated="1024" table:default-cell-style-name="Default"/>
        <table:table-row table:style-name="ro1">
          <table:table-cell/>
          <table:table-cell office:value-type="string">
            <text:p>x1noop</text:p>
          </table:table-cell>
          <table:table-cell office:value-type="string">
            <text:p>x3N</text:p>
          </table:table-cell>
          <table:table-cell office:value-type="string">
            <text:p>x3E</text:p>
          </table:table-cell>
          <table:table-cell office:value-type="string">
            <text:p>x3S</text:p>
          </table:table-cell>
          <table:table-cell office:value-type="string">
            <text:p>x3W</text:p>
          </table:table-cell>
          <table:table-cell office:value-type="string">
            <text:p>x4noop</text:p>
          </table:table-cell>
          <table:table-cell office:value-type="string">
            <text:p>x5N</text:p>
          </table:table-cell>
          <table:table-cell office:value-type="string">
            <text:p>x5E</text:p>
          </table:table-cell>
          <table:table-cell office:value-type="string">
            <text:p>x5S</text:p>
          </table:table-cell>
          <table:table-cell office:value-type="string">
            <text:p>x5W</text:p>
          </table:table-cell>
          <table:table-cell office:value-type="string">
            <text:p>x6N</text:p>
          </table:table-cell>
          <table:table-cell office:value-type="string">
            <text:p>x6E</text:p>
          </table:table-cell>
          <table:table-cell office:value-type="string">
            <text:p>x6S</text:p>
          </table:table-cell>
          <table:table-cell office:value-type="string">
            <text:p>x6W</text:p>
          </table:table-cell>
          <table:table-cell office:value-type="string">
            <text:p>x7N</text:p>
          </table:table-cell>
          <table:table-cell office:value-type="string">
            <text:p>x7E</text:p>
          </table:table-cell>
          <table:table-cell office:value-type="string">
            <text:p>x7S</text:p>
          </table:table-cell>
          <table:table-cell office:value-type="string">
            <text:p>x7W</text:p>
          </table:table-cell>
          <table:table-cell office:value-type="string">
            <text:p>x8N</text:p>
          </table:table-cell>
          <table:table-cell office:value-type="string">
            <text:p>x8E</text:p>
          </table:table-cell>
          <table:table-cell office:value-type="string">
            <text:p>x8S</text:p>
          </table:table-cell>
          <table:table-cell office:value-type="string">
            <text:p>x8W</text:p>
          </table:table-cell>
          <table:table-cell office:value-type="string">
            <text:p>x9N</text:p>
          </table:table-cell>
          <table:table-cell office:value-type="string">
            <text:p>x9E</text:p>
          </table:table-cell>
          <table:table-cell office:value-type="string">
            <text:p>x9S</text:p>
          </table:table-cell>
          <table:table-cell office:value-type="string">
            <text:p>x9W</text:p>
          </table:table-cell>
          <table:table-cell office:value-type="string">
            <text:p>x10N</text:p>
          </table:table-cell>
          <table:table-cell office:value-type="string">
            <text:p>x10E</text:p>
          </table:table-cell>
          <table:table-cell office:value-type="string">
            <text:p>x10S</text:p>
          </table:table-cell>
          <table:table-cell office:value-type="string">
            <text:p>x10W</text:p>
          </table:table-cell>
          <table:table-cell office:value-type="string">
            <text:p>x12N</text:p>
          </table:table-cell>
          <table:table-cell office:value-type="string">
            <text:p>x12E</text:p>
          </table:table-cell>
          <table:table-cell office:value-type="string">
            <text:p>x12S</text:p>
          </table:table-cell>
          <table:table-cell office:value-type="string">
            <text:p>x12W</text:p>
          </table:table-cell>
          <table:table-cell office:value-type="string">
            <text:p>x13N</text:p>
          </table:table-cell>
          <table:table-cell office:value-type="string">
            <text:p>x13E</text:p>
          </table:table-cell>
          <table:table-cell office:value-type="string">
            <text:p>x13S</text:p>
          </table:table-cell>
          <table:table-cell office:value-type="string">
            <text:p>x13W</text:p>
          </table:table-cell>
          <table:table-cell office:value-type="string">
            <text:p>x14N</text:p>
          </table:table-cell>
          <table:table-cell office:value-type="string">
            <text:p>x14E</text:p>
          </table:table-cell>
          <table:table-cell office:value-type="string">
            <text:p>x14S</text:p>
          </table:table-cell>
          <table:table-cell office:value-type="string">
            <text:p>x14W</text:p>
          </table:table-cell>
          <table:table-cell office:value-type="string">
            <text:p>x15noop</text:p>
          </table:table-cell>
          <table:table-cell office:value-type="string">
            <text:p>x16N</text:p>
          </table:table-cell>
          <table:table-cell office:value-type="string">
            <text:p>x16E</text:p>
          </table:table-cell>
          <table:table-cell office:value-type="string">
            <text:p>x16S</text:p>
          </table:table-cell>
          <table:table-cell office:value-type="string">
            <text:p>x16W</text:p>
          </table:table-cell>
          <table:table-cell office:value-type="string">
            <text:p>alpha</text:p>
          </table:table-cell>
          <table:table-cell table:number-columns-repeated="975"/>
        </table:table-row>
        <table:table-row table:style-name="ro1"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8" office:value-type="float" office:value="0">
            <text:p>0</text:p>
          </table:table-cell>
          <table:table-cell table:formula="of:=SUMPRODUCT([.B2:.AV2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formula="of:=1-0.9" office:value-type="float" office:value="0.1">
            <text:p>0.1</text:p>
          </table:table-cell>
          <table:table-cell table:formula="of:=1-0.1" office:value-type="float" office:value="0.9">
            <text:p>0.9</text:p>
          </table:table-cell>
          <table:table-cell table:formula="of:=1-0.1" office:value-type="float" office:value="0.9">
            <text:p>0.9</text:p>
          </table:table-cell>
          <table:table-cell table:formula="of:=1-0.9" office:value-type="float" office:value="0.1">
            <text:p>0.1</text:p>
          </table:table-cell>
          <table:table-cell table:number-columns-repeated="9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0" office:value-type="float" office:value="0">
            <text:p>0</text:p>
          </table:table-cell>
          <table:table-cell table:formula="of:=SUMPRODUCT([.B3:.AV3]; [.B17:.AV17])" office:value-type="float" office:value="-1.38777878078145E-017">
            <text:p>-1.38777878078145E-017</text:p>
          </table:table-cell>
          <table:table-cell table:number-columns-repeated="974"/>
        </table:table-row>
        <table:table-row table:style-name="ro1">
          <table:table-cell office:value-type="string">
            <text:p>s4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26" office:value-type="float" office:value="0">
            <text:p>0</text:p>
          </table:table-cell>
          <table:table-cell table:formula="of:=SUMPRODUCT([.B4:.AV4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5</text:p>
          </table:table-cell>
          <table:table-cell table:number-columns-repeated="6"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"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22" office:value-type="float" office:value="0">
            <text:p>0</text:p>
          </table:table-cell>
          <table:table-cell table:formula="of:=SUMPRODUCT([.B5:.AV5]; [.B17:.AV17])" office:value-type="float" office:value="-1.20736753927986E-015">
            <text:p>-1.20736753927986E-015</text:p>
          </table:table-cell>
          <table:table-cell table:number-columns-repeated="974"/>
        </table:table-row>
        <table:table-row table:style-name="ro1">
          <table:table-cell office:value-type="string">
            <text:p>s6</text:p>
          </table:table-cell>
          <table:table-cell table:number-columns-repeated="6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18" office:value-type="float" office:value="0">
            <text:p>0</text:p>
          </table:table-cell>
          <table:table-cell table:formula="of:=SUMPRODUCT([.B6:.AV6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7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5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26" office:value-type="float" office:value="0">
            <text:p>0</text:p>
          </table:table-cell>
          <table:table-cell table:formula="of:=SUMPRODUCT([.B7:.AV7]; [.B17:.AV17])" office:value-type="float" office:value="1.94289029309402E-016">
            <text:p>1.94289029309402E-016</text:p>
          </table:table-cell>
          <table:table-cell table:number-columns-repeated="974"/>
        </table:table-row>
        <table:table-row table:style-name="ro1">
          <table:table-cell office:value-type="string">
            <text:p>s8</text:p>
          </table:table-cell>
          <table:table-cell table:number-columns-repeated="14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14" office:value-type="float" office:value="0">
            <text:p>0</text:p>
          </table:table-cell>
          <table:table-cell table:formula="of:=SUMPRODUCT([.B8:.AV8]; [.B17:.AV17])" office:value-type="float" office:value="-1.11022302462516E-016">
            <text:p>-1.11022302462516E-016</text:p>
          </table:table-cell>
          <table:table-cell table:number-columns-repeated="974"/>
        </table:table-row>
        <table:table-row table:style-name="ro1">
          <table:table-cell office:value-type="string">
            <text:p>s9</text:p>
          </table:table-cell>
          <table:table-cell table:number-columns-repeated="7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12"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4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10" office:value-type="float" office:value="0">
            <text:p>0</text:p>
          </table:table-cell>
          <table:table-cell table:formula="of:=SUMPRODUCT([.B9:.AV9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0</text:p>
          </table:table-cell>
          <table:table-cell table:number-columns-repeated="11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table:formula="of:=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6" office:value-type="float" office:value="0">
            <text:p>0</text:p>
          </table:table-cell>
          <table:table-cell table:formula="of:=SUMPRODUCT([.B10:.AV10]; [.B17:.AV17])" office:value-type="float" office:value="1.11022302462516E-016">
            <text:p>1.11022302462516E-016</text:p>
          </table:table-cell>
          <table:table-cell table:number-columns-repeated="974"/>
        </table:table-row>
        <table:table-row table:style-name="ro1">
          <table:table-cell office:value-type="string">
            <text:p>s12</text:p>
          </table:table-cell>
          <table:table-cell table:number-columns-repeated="19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table:formula="of:=1-0.2" office:value-type="float" office:value="0.8">
            <text:p>0.8</text:p>
          </table:table-cell>
          <table:table-cell table:formula="of:=1-0.8" office:value-type="float" office:value="0.2">
            <text:p>0.2</text:p>
          </table:table-cell>
          <table:table-cell table:formula="of:=1-0.2" office:value-type="float" office:value="0.8">
            <text:p>0.8</text:p>
          </table:table-cell>
          <table:table-cell table:formula="of:=1-0.8" office:value-type="float" office:value="0.2">
            <text:p>0.2</text:p>
          </table:table-cell>
          <table:table-cell table:number-columns-repeated="9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SUMPRODUCT([.B11:.AV11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3</text:p>
          </table:table-cell>
          <table:table-cell table:number-columns-repeated="23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PRODUCT([.B12:.AV12]; [.B17:.AV17])" office:value-type="float" office:value="1">
            <text:p>1</text:p>
          </table:table-cell>
          <table:table-cell table:number-columns-repeated="974"/>
        </table:table-row>
        <table:table-row table:style-name="ro1">
          <table:table-cell office:value-type="string">
            <text:p>s14</text:p>
          </table:table-cell>
          <table:table-cell table:number-columns-repeated="27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table:number-columns-repeated="6" office:value-type="float" office:value="0">
            <text:p>0</text:p>
          </table:table-cell>
          <table:table-cell table:formula="of:=SUMPRODUCT([.B13:.AV13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5</text:p>
          </table:table-cell>
          <table:table-cell table:number-columns-repeated="38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formula="of:=SUMPRODUCT([.B14:.AV14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6</text:p>
          </table:table-cell>
          <table:table-cell table:number-columns-repeated="31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9"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-0.9" office:value-type="float" office:value="0.1">
            <text:p>0.1</text:p>
          </table:table-cell>
          <table:table-cell table:formula="of:=1-0.9" office:value-type="float" office:value="0.1">
            <text:p>0.1</text:p>
          </table:table-cell>
          <table:table-cell table:formula="of:=1-0.9"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SUMPRODUCT([.B15:.AV15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r</text:p>
          </table:table-cell>
          <table:table-cell office:value-type="float" office:value="3.7">
            <text:p>3.7</text:p>
          </table:table-cell>
          <table:table-cell table:number-columns-repeated="4" office:value-type="float" office:value="-3.7">
            <text:p>-3.7</text:p>
          </table:table-cell>
          <table:table-cell office:value-type="float" office:value="37">
            <text:p>37</text:p>
          </table:table-cell>
          <table:table-cell table:number-columns-repeated="36" office:value-type="float" office:value="-3.7">
            <text:p>-3.7</text:p>
          </table:table-cell>
          <table:table-cell office:value-type="float" office:value="-7.4">
            <text:p>-7.4</text:p>
          </table:table-cell>
          <table:table-cell table:number-columns-repeated="4" office:value-type="float" office:value="-3.7">
            <text:p>-3.7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0.0113847534426746">
            <text:p>0.0113847534</text:p>
          </table:table-cell>
          <table:table-cell office:value-type="float" office:value="0">
            <text:p>0</text:p>
          </table:table-cell>
          <table:table-cell office:value-type="float" office:value="0.135569459127926">
            <text:p>0.1355694591</text:p>
          </table:table-cell>
          <table:table-cell table:number-columns-repeated="2" office:value-type="float" office:value="0">
            <text:p>0</text:p>
          </table:table-cell>
          <table:table-cell office:value-type="float" office:value="0.976100105721069">
            <text:p>0.9761001057</text:p>
          </table:table-cell>
          <table:table-cell office:value-type="float" office:value="0">
            <text:p>0</text:p>
          </table:table-cell>
          <table:table-cell office:value-type="float" office:value="0.113847534426746">
            <text:p>0.1138475344</text:p>
          </table:table-cell>
          <table:table-cell table:number-columns-repeated="3" office:value-type="float" office:value="0">
            <text:p>0</text:p>
          </table:table-cell>
          <table:table-cell office:value-type="float" office:value="1.22012513215134">
            <text:p>1.2201251322</text:p>
          </table:table-cell>
          <table:table-cell table:number-columns-repeated="3" office:value-type="float" office:value="0">
            <text:p>0</text:p>
          </table:table-cell>
          <table:table-cell office:value-type="float" office:value="1.22012513215134">
            <text:p>1.2201251322</text:p>
          </table:table-cell>
          <table:table-cell table:number-columns-repeated="2" office:value-type="float" office:value="0">
            <text:p>0</text:p>
          </table:table-cell>
          <table:table-cell office:value-type="float" office:value="1.08455567302341">
            <text:p>1.084555673</text:p>
          </table:table-cell>
          <table:table-cell table:number-columns-repeated="4" office:value-type="float" office:value="0">
            <text:p>0</text:p>
          </table:table-cell>
          <table:table-cell office:value-type="float" office:value="1.13847534426747">
            <text:p>1.1384753443</text:p>
          </table:table-cell>
          <table:table-cell table:number-columns-repeated="2" office:value-type="float" office:value="0">
            <text:p>0</text:p>
          </table:table-cell>
          <table:table-cell office:value-type="float" office:value="1.25879323924351">
            <text:p>1.2587932392</text:p>
          </table:table-cell>
          <table:table-cell table:number-columns-repeated="7" office:value-type="float" office:value="0">
            <text:p>0</text:p>
          </table:table-cell>
          <table:table-cell office:value-type="float" office:value="1.25151408362556">
            <text:p>1.2515140836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151408362556">
            <text:p>0.125151408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151408362556">
            <text:p>0.0125151408</text:p>
          </table:table-cell>
          <table:table-cell table:number-columns-repeated="4" office:value-type="float" office:value="0">
            <text:p>0</text:p>
          </table:table-cell>
          <table:table-cell table:formula="of:=SUMPRODUCT([.B16:.AV16]; [.B17:.AV17])" office:value-type="float" office:value="8.13703453362371">
            <text:p>8.1370345336</text:p>
          </table:table-cell>
          <table:table-cell table:number-columns-repeated="97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10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jas Vaduguru</meta:initial-creator>
    <meta:creation-date>2019-03-10T20:23:17</meta:creation-date>
    <dc:date>2019-03-11T10:06:49</dc:date>
    <dc:creator>Saujas Vaduguru</dc:creator>
    <meta:editing-duration>PT8H10M37S</meta:editing-duration>
    <meta:editing-cycles>2</meta:editing-cycles>
    <meta:generator>OpenOffice/4.1.6$Unix OpenOffice.org_project/416m1$Build-9790</meta:generator>
    <meta:document-statistic meta:table-count="3" meta:cell-count="1737" meta:object-count="0"/>
  </office:meta>
</office:document-meta>
</file>